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7cm"/>
    </style:style>
    <style:style style:name="co3" style:family="table-column">
      <style:table-column-properties fo:break-before="auto" style:column-width="12cm"/>
    </style:style>
    <style:style style:name="ro1" style:family="table-row">
      <style:table-row-properties style:row-height="0.436cm" fo:break-before="auto" style:use-optimal-row-height="true"/>
    </style:style>
    <style:style style:name="ro2" style:family="table-row">
      <style:table-row-properties style:row-height="0.547cm" fo:break-before="auto" style:use-optimal-row-height="true"/>
    </style:style>
    <style:style style:name="ro3" style:family="table-row">
      <style:table-row-properties style:row-height="0.88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3" table:default-cell-style-name="Default"/>
        <table:table-column table:style-name="co3" table:default-cell-style-name="Excel_20_Built-in_20_Normal"/>
        <table:table-row table:style-name="ro1">
          <table:table-cell office:value-type="string">
            <text:p>Japanese_line</text:p>
          </table:table-cell>
          <table:table-cell table:style-name="Default" office:value-type="string">
            <text:p>English_line</text:p>
          </table:table-cell>
        </table:table-row>
        <table:table-row table:style-name="ro1">
          <table:table-cell office:value-type="string">
            <text:p>なし</text:p>
          </table:table-cell>
          <table:table-cell office:value-type="string">
            <text:p>None</text:p>
          </table:table-cell>
        </table:table-row>
        <table:table-row table:style-name="ro1">
          <table:table-cell office:value-type="string">
            <text:p>カウボーイハット</text:p>
          </table:table-cell>
          <table:table-cell office:value-type="string">
            <text:p>Cowboy Hat</text:p>
          </table:table-cell>
        </table:table-row>
        <table:table-row table:style-name="ro1">
          <table:table-cell office:value-type="string">
            <text:p>小さなリボン</text:p>
          </table:table-cell>
          <table:table-cell office:value-type="string">
            <text:p>Small Ribbon</text:p>
          </table:table-cell>
        </table:table-row>
        <table:table-row table:style-name="ro1">
          <table:table-cell office:value-type="string">
            <text:p>大きなリボン</text:p>
          </table:table-cell>
          <table:table-cell office:value-type="string">
            <text:p>Big Ribbon</text:p>
          </table:table-cell>
        </table:table-row>
        <table:table-row table:style-name="ro1">
          <table:table-cell office:value-type="string">
            <text:p>キザな帽子</text:p>
          </table:table-cell>
          <table:table-cell office:value-type="string">
            <text:p>Snobby Hat</text:p>
          </table:table-cell>
        </table:table-row>
        <table:table-row table:style-name="ro1">
          <table:table-cell office:value-type="string">
            <text:p>お花つき帽子</text:p>
          </table:table-cell>
          <table:table-cell office:value-type="string">
            <text:p>Hat With Flowers</text:p>
          </table:table-cell>
        </table:table-row>
        <table:table-row table:style-name="ro1">
          <table:table-cell office:value-type="string">
            <text:p>とんがり帽子</text:p>
          </table:table-cell>
          <table:table-cell office:value-type="string">
            <text:p>Pointed Hat</text:p>
          </table:table-cell>
        </table:table-row>
        <table:table-row table:style-name="ro1">
          <table:table-cell office:value-type="string">
            <text:p>ハンチング帽</text:p>
          </table:table-cell>
          <table:table-cell office:value-type="string">
            <text:p>Hunting Cap</text:p>
          </table:table-cell>
        </table:table-row>
        <table:table-row table:style-name="ro1">
          <table:table-cell office:value-type="string">
            <text:p>砂漠の民の帽子</text:p>
          </table:table-cell>
          <table:table-cell office:value-type="string">
            <text:p>Turban</text:p>
          </table:table-cell>
        </table:table-row>
        <table:table-row table:style-name="ro1">
          <table:table-cell office:value-type="string">
            <text:p>学生帽</text:p>
          </table:table-cell>
          <table:table-cell office:value-type="string">
            <text:p>Student Cap </text:p>
          </table:table-cell>
        </table:table-row>
        <table:table-row table:style-name="ro1">
          <table:table-cell office:value-type="string">
            <text:p>サンバイザー</text:p>
          </table:table-cell>
          <table:table-cell office:value-type="string">
            <text:p>Visor</text:p>
          </table:table-cell>
        </table:table-row>
        <table:table-row table:style-name="ro1">
          <table:table-cell office:value-type="string">
            <text:p>チロリアンハット</text:p>
          </table:table-cell>
          <table:table-cell office:value-type="string">
            <text:p>Tyrolean Hat</text:p>
          </table:table-cell>
        </table:table-row>
        <table:table-row table:style-name="ro1">
          <table:table-cell office:value-type="string">
            <text:p>麦わら帽子</text:p>
          </table:table-cell>
          <table:table-cell office:value-type="string">
            <text:p>Straw Hat</text:p>
          </table:table-cell>
        </table:table-row>
        <table:table-row table:style-name="ro1">
          <table:table-cell office:value-type="string">
            <text:p>ナイトキャップ</text:p>
          </table:table-cell>
          <table:table-cell office:value-type="string">
            <text:p>Nightcap</text:p>
          </table:table-cell>
        </table:table-row>
        <table:table-row table:style-name="ro1">
          <table:table-cell office:value-type="string">
            <text:p>コック帽</text:p>
          </table:table-cell>
          <table:table-cell office:value-type="string">
            <text:p>Chef's Hat</text:p>
          </table:table-cell>
        </table:table-row>
        <table:table-row table:style-name="ro1">
          <table:table-cell office:value-type="string">
            <text:p>ウサギ耳</text:p>
          </table:table-cell>
          <table:table-cell office:value-type="string">
            <text:p>Bunny Ears</text:p>
          </table:table-cell>
        </table:table-row>
        <table:table-row table:style-name="ro1">
          <table:table-cell office:value-type="string">
            <text:p>シルクハット</text:p>
          </table:table-cell>
          <table:table-cell office:value-type="string">
            <text:p>Top Hat</text:p>
          </table:table-cell>
        </table:table-row>
        <table:table-row table:style-name="ro1">
          <table:table-cell office:value-type="string">
            <text:p>ナイトの甲冑頭</text:p>
          </table:table-cell>
          <table:table-cell office:value-type="string">
            <text:p>Knight's Helmet</text:p>
          </table:table-cell>
        </table:table-row>
        <table:table-row table:style-name="ro1">
          <table:table-cell office:value-type="string">
            <text:p>王冠</text:p>
          </table:table-cell>
          <table:table-cell office:value-type="string">
            <text:p>Crown</text:p>
          </table:table-cell>
        </table:table-row>
        <table:table-row table:style-name="ro1">
          <table:table-cell office:value-type="string">
            <text:p>エルダーのマスク</text:p>
          </table:table-cell>
          <table:table-cell office:value-type="string">
            <text:p>Elder's Mask</text:p>
          </table:table-cell>
        </table:table-row>
        <table:table-row table:style-name="ro1">
          <table:table-cell office:value-type="string">
            <text:p>着ぐるみ〮頭</text:p>
          </table:table-cell>
          <table:table-cell office:value-type="string">
            <text:p>Mascot Mask</text:p>
          </table:table-cell>
        </table:table-row>
        <table:table-row table:style-name="ro1">
          <table:table-cell office:value-type="string">
            <text:p>最初の服</text:p>
          </table:table-cell>
          <table:table-cell office:value-type="string">
            <text:p>Default Clothes</text:p>
          </table:table-cell>
        </table:table-row>
        <table:table-row table:style-name="ro1">
          <table:table-cell office:value-type="string">
            <text:p>カウボーイの服</text:p>
          </table:table-cell>
          <table:table-cell office:value-type="string">
            <text:p>Cowboy Clothes</text:p>
          </table:table-cell>
        </table:table-row>
        <table:table-row table:style-name="ro1">
          <table:table-cell office:value-type="string">
            <text:p>学生服</text:p>
          </table:table-cell>
          <table:table-cell office:value-type="string">
            <text:p>School Uniform</text:p>
          </table:table-cell>
        </table:table-row>
        <table:table-row table:style-name="ro1">
          <table:table-cell office:value-type="string">
            <text:p>パジャマ</text:p>
          </table:table-cell>
          <table:table-cell office:value-type="string">
            <text:p>Pajamas</text:p>
          </table:table-cell>
        </table:table-row>
        <table:table-row table:style-name="ro1">
          <table:table-cell office:value-type="string">
            <text:p>調理師服</text:p>
          </table:table-cell>
          <table:table-cell office:value-type="string">
            <text:p>Chef's Uniform</text:p>
          </table:table-cell>
        </table:table-row>
        <table:table-row table:style-name="ro1">
          <table:table-cell office:value-type="string">
            <text:p>オーバーオール</text:p>
          </table:table-cell>
          <table:table-cell office:value-type="string">
            <text:p>Overalls</text:p>
          </table:table-cell>
        </table:table-row>
        <table:table-row table:style-name="ro1">
          <table:table-cell office:value-type="string">
            <text:p>砂漠の民の服</text:p>
          </table:table-cell>
          <table:table-cell office:value-type="string">
            <text:p>Desert Garb</text:p>
          </table:table-cell>
        </table:table-row>
        <table:table-row table:style-name="ro1">
          <table:table-cell office:value-type="string">
            <text:p>着ぐるみ〮胴</text:p>
          </table:table-cell>
          <table:table-cell office:value-type="string">
            <text:p>Mascot Suit</text:p>
          </table:table-cell>
        </table:table-row>
        <table:table-row table:style-name="ro1">
          <table:table-cell office:value-type="string">
            <text:p>キザな服</text:p>
          </table:table-cell>
          <table:table-cell office:value-type="string">
            <text:p>Snobbish Suit</text:p>
          </table:table-cell>
        </table:table-row>
        <table:table-row table:style-name="ro1">
          <table:table-cell office:value-type="string">
            <text:p>貴族の服</text:p>
          </table:table-cell>
          <table:table-cell office:value-type="string">
            <text:p>Aristocrat Suit</text:p>
          </table:table-cell>
        </table:table-row>
        <table:table-row table:style-name="ro1">
          <table:table-cell office:value-type="string">
            <text:p>作業服</text:p>
          </table:table-cell>
          <table:table-cell office:value-type="string">
            <text:p>Work Clothes</text:p>
          </table:table-cell>
        </table:table-row>
        <table:table-row table:style-name="ro1">
          <table:table-cell office:value-type="string">
            <text:p>海水パンツ</text:p>
          </table:table-cell>
          <table:table-cell office:value-type="string">
            <text:p>Swiming Trunks</text:p>
          </table:table-cell>
        </table:table-row>
        <table:table-row table:style-name="ro1">
          <table:table-cell office:value-type="string">
            <text:p>タキシード</text:p>
          </table:table-cell>
          <table:table-cell office:value-type="string">
            <text:p>Tuxedo</text:p>
          </table:table-cell>
        </table:table-row>
        <table:table-row table:style-name="ro2">
          <table:table-cell office:value-type="string">
            <text:p>ナイトの甲h〮胴</text:p>
          </table:table-cell>
          <table:table-cell office:value-type="string">
            <text:p>Knight's Armor</text:p>
          </table:table-cell>
        </table:table-row>
        <table:table-row table:style-name="ro1">
          <table:table-cell office:value-type="string">
            <text:p>ワンピース</text:p>
          </table:table-cell>
          <table:table-cell office:value-type="string">
            <text:p>One-piece </text:p>
          </table:table-cell>
        </table:table-row>
        <table:table-row table:style-name="ro1">
          <table:table-cell office:value-type="string">
            <text:p>貴族のドレス</text:p>
          </table:table-cell>
          <table:table-cell office:value-type="string">
            <text:p>Aristocratic Dress</text:p>
          </table:table-cell>
        </table:table-row>
        <table:table-row table:style-name="ro1">
          <table:table-cell office:value-type="string">
            <text:p>毛皮のコート</text:p>
          </table:table-cell>
          <table:table-cell office:value-type="string">
            <text:p>Fur Coat</text:p>
          </table:table-cell>
        </table:table-row>
        <table:table-row table:style-name="ro1">
          <table:table-cell office:value-type="string">
            <text:p>バニースーツ</text:p>
          </table:table-cell>
          <table:table-cell office:value-type="string">
            <text:p>Bunny Suit</text:p>
          </table:table-cell>
        </table:table-row>
        <table:table-row table:style-name="ro1">
          <table:table-cell office:value-type="string">
            <text:p>水着</text:p>
          </table:table-cell>
          <table:table-cell office:value-type="string">
            <text:p>Swim Suit</text:p>
          </table:table-cell>
        </table:table-row>
        <table:table-row table:style-name="ro1">
          <table:table-cell office:value-type="string">
            <text:p>イブニングドレス</text:p>
          </table:table-cell>
          <table:table-cell office:value-type="string">
            <text:p>Evening Dress</text:p>
          </table:table-cell>
        </table:table-row>
        <table:table-row table:style-name="ro1">
          <table:table-cell office:value-type="string">
            <text:p>最初の髪型</text:p>
          </table:table-cell>
          <table:table-cell office:value-type="string">
            <text:p>Default Hairstyle</text:p>
          </table:table-cell>
        </table:table-row>
        <table:table-row table:style-name="ro1">
          <table:table-cell office:value-type="string">
            <text:p>アフロヘア</text:p>
          </table:table-cell>
          <table:table-cell office:value-type="string">
            <text:p>Afro</text:p>
          </table:table-cell>
        </table:table-row>
        <table:table-row table:style-name="ro1">
          <table:table-cell office:value-type="string">
            <text:p>リーゼント</text:p>
          </table:table-cell>
          <table:table-cell office:value-type="string">
            <text:p>Regent</text:p>
          </table:table-cell>
        </table:table-row>
        <table:table-row table:style-name="ro1">
          <table:table-cell office:value-type="string">
            <text:p>７３分け</text:p>
          </table:table-cell>
          <table:table-cell office:value-type="string">
            <text:p>Parted To One Side</text:p>
          </table:table-cell>
        </table:table-row>
        <table:table-row table:style-name="ro1">
          <table:table-cell office:value-type="string">
            <text:p>トゲトゲ</text:p>
          </table:table-cell>
          <table:table-cell office:value-type="string">
            <text:p>Spiky</text:p>
          </table:table-cell>
        </table:table-row>
        <table:table-row table:style-name="ro1">
          <table:table-cell office:value-type="string">
            <text:p>ＧＩカット</text:p>
          </table:table-cell>
          <table:table-cell office:value-type="string">
            <text:p>Crewcut</text:p>
          </table:table-cell>
        </table:table-row>
        <table:table-row table:style-name="ro1">
          <table:table-cell office:value-type="string">
            <text:p>スキンヘッド</text:p>
          </table:table-cell>
          <table:table-cell office:value-type="string">
            <text:p>Shaved</text:p>
          </table:table-cell>
        </table:table-row>
        <table:table-row table:style-name="ro1">
          <table:table-cell office:value-type="string">
            <text:p>モヒカン</text:p>
          </table:table-cell>
          <table:table-cell office:value-type="string">
            <text:p>Mohawk</text:p>
          </table:table-cell>
        </table:table-row>
        <table:table-row table:style-name="ro1">
          <table:table-cell office:value-type="string">
            <text:p>オールバック</text:p>
          </table:table-cell>
          <table:table-cell office:value-type="string">
            <text:p>Slicked Back</text:p>
          </table:table-cell>
        </table:table-row>
        <table:table-row table:style-name="ro1">
          <table:table-cell office:value-type="string">
            <text:p>三つ編み</text:p>
          </table:table-cell>
          <table:table-cell office:value-type="string">
            <text:p>Braids</text:p>
          </table:table-cell>
        </table:table-row>
        <table:table-row table:style-name="ro1">
          <table:table-cell office:value-type="string">
            <text:p>ショートカット</text:p>
          </table:table-cell>
          <table:table-cell office:value-type="string">
            <text:p>Short</text:p>
          </table:table-cell>
        </table:table-row>
        <table:table-row table:style-name="ro1">
          <table:table-cell office:value-type="string">
            <text:p>ポニーテール</text:p>
          </table:table-cell>
          <table:table-cell office:value-type="string">
            <text:p>Ponytail</text:p>
          </table:table-cell>
        </table:table-row>
        <table:table-row table:style-name="ro1">
          <table:table-cell office:value-type="string">
            <text:p>セイボリーヘア</text:p>
          </table:table-cell>
          <table:table-cell office:value-type="string">
            <text:p>Savory's Haircut</text:p>
          </table:table-cell>
        </table:table-row>
        <table:table-row table:style-name="ro1">
          <table:table-cell office:value-type="string">
            <text:p>縦ロール</text:p>
          </table:table-cell>
          <table:table-cell office:value-type="string">
            <text:p>Curls</text:p>
          </table:table-cell>
        </table:table-row>
        <table:table-row table:style-name="ro1">
          <table:table-cell office:value-type="string">
            <text:p>ツーテール</text:p>
          </table:table-cell>
          <table:table-cell office:value-type="string">
            <text:p>Pigtails</text:p>
          </table:table-cell>
        </table:table-row>
        <table:table-row table:style-name="ro1">
          <table:table-cell office:value-type="string">
            <text:p>何もかぶっていない状態</text:p>
          </table:table-cell>
          <table:table-cell office:value-type="string">
            <text:p>Nothing</text:p>
          </table:table-cell>
        </table:table-row>
        <table:table-row table:style-name="ro3">
          <table:table-cell office:value-type="string">
            <text:p>"つばの広い、とても丈夫な帽子日差しや雨を避けるだけでなく、水を汲むのにも使う"</text:p>
          </table:table-cell>
          <table:table-cell office:value-type="string">
            <text:p>A durable hat that's good in hot weather.</text:p>
            <text:p>You can even use it to scoop water.</text:p>
          </table:table-cell>
        </table:table-row>
        <table:table-row table:style-name="ro1">
          <table:table-cell office:value-type="string">
            <text:p>頭の横で小さく結んだ細いリボン</text:p>
          </table:table-cell>
          <table:table-cell office:value-type="string">
            <text:p>A thin ribbon tied on the side of the head.</text:p>
          </table:table-cell>
        </table:table-row>
        <table:table-row table:style-name="ro1">
          <table:table-cell office:value-type="string">
            <text:p>頭の上で大きく結わえた幅広のリボン</text:p>
          </table:table-cell>
          <table:table-cell office:value-type="string">
            <text:p>A wide ribbon tied on top of the head.</text:p>
          </table:table-cell>
        </table:table-row>
        <table:table-row table:style-name="ro2">
          <table:table-cell office:value-type="string">
            <text:p>"白さが鮮やかな高級ソフト帽"</text:p>
          </table:table-cell>
          <table:table-cell office:value-type="string">
            <text:p>A soft, classy panama hat.</text:p>
          </table:table-cell>
        </table:table-row>
        <table:table-row table:style-name="ro3">
          <table:table-cell office:value-type="string">
            <text:p>カラフルな造花で飾られたおしゃれな帽子</text:p>
          </table:table-cell>
          <table:table-cell office:value-type="string">
            <text:p>A stylish hat decorated with colorful</text:p>
            <text:p>artificial flowers.</text:p>
          </table:table-cell>
        </table:table-row>
        <table:table-row table:style-name="ro3">
          <table:table-cell office:value-type="string">
            <text:p>"つばが広く、てっぺんが高くとがっている帽子"</text:p>
          </table:table-cell>
          <table:table-cell office:value-type="string">
            <text:p>A hat with a wide brim and a high,</text:p>
            <text:p>pointed top.</text:p>
          </table:table-cell>
        </table:table-row>
        <table:table-row table:style-name="ro2">
          <table:table-cell office:value-type="string">
            <text:p>"ハンティングとも呼ばれる狩りの時にかぶる帽子"</text:p>
          </table:table-cell>
          <table:table-cell office:value-type="string">
            <text:p>A hat usually worn by hunters.</text:p>
          </table:table-cell>
        </table:table-row>
        <table:table-row table:style-name="ro1">
          <table:table-cell office:value-type="string">
            <text:p>長い布を頭に巻くようにして身につける帽子</text:p>
          </table:table-cell>
          <table:table-cell office:value-type="string">
            <text:p>A linen scarf worn around one's head.</text:p>
          </table:table-cell>
        </table:table-row>
        <table:table-row table:style-name="ro3">
          <table:table-cell office:value-type="string">
            <text:p>ガーランド大学の学生達がかぶっている帽子</text:p>
          </table:table-cell>
          <table:table-cell office:value-type="string">
            <text:p>A cap worn by students</text:p>
            <text:p>at Garland University.</text:p>
          </table:table-cell>
        </table:table-row>
        <table:table-row table:style-name="ro3">
          <table:table-cell office:value-type="string">
            <text:p>"帽子のひさし部分だけでできているかぶりもの日よけとして使われる"</text:p>
          </table:table-cell>
          <table:table-cell office:value-type="string">
            <text:p>A simple visor to block out</text:p>
            <text:p>the sun's harmful rays.</text:p>
          </table:table-cell>
        </table:table-row>
        <table:table-row table:style-name="ro3">
          <table:table-cell office:value-type="string">
            <text:p>"山間部で被られている帽子フェルトやコーデュロイでできており、羽根飾りが特徵"</text:p>
          </table:table-cell>
          <table:table-cell office:value-type="string">
            <text:p>A hat worn in mountain areas. Made of felt</text:p>
            <text:p>or corduroy and decorated with feather.</text:p>
          </table:table-cell>
        </table:table-row>
        <table:table-row table:style-name="ro3">
          <table:table-cell office:value-type="string">
            <text:p>"麦わらを編みこんでつくられた、手編みの帽子通気性がよく、また日よけとしても役立つ"</text:p>
          </table:table-cell>
          <table:table-cell office:value-type="string">
            <text:p>A hand-woven straw hat. It's ventilation</text:p>
            <text:p>makes it ideal for hot, sunny days.</text:p>
          </table:table-cell>
        </table:table-row>
        <table:table-row table:style-name="ro2">
          <table:table-cell office:value-type="string">
            <text:p>"ベッドルームなどで着用されていた帽子"</text:p>
          </table:table-cell>
          <table:table-cell office:value-type="string">
            <text:p>A hat you put on before going to sleep.</text:p>
          </table:table-cell>
        </table:table-row>
        <table:table-row table:style-name="ro3">
          <table:table-cell office:value-type="string">
            <text:p>"料理人がかぶる帽子高いほど地位が高いとされる"</text:p>
          </table:table-cell>
          <table:table-cell office:value-type="string">
            <text:p>The taller the hat,</text:p>
            <text:p>the more influential the chef.</text:p>
          </table:table-cell>
        </table:table-row>
        <table:table-row table:style-name="ro3">
          <table:table-cell office:value-type="string">
            <text:p>"バニーガールが頭につけている装飾品"</text:p>
          </table:table-cell>
          <table:table-cell office:value-type="string">
            <text:p>An accessory worn on the head</text:p>
            <text:p>by bunny girls.</text:p>
          </table:table-cell>
        </table:table-row>
        <table:table-row table:style-name="ro3">
          <table:table-cell office:value-type="string">
            <text:p>"紳士がかぶっている帽子シルク仕上げでつやがある"</text:p>
          </table:table-cell>
          <table:table-cell office:value-type="string">
            <text:p>A hat with a shiny silk finish worn</text:p>
            <text:p>by a gentleman.</text:p>
          </table:table-cell>
        </table:table-row>
        <table:table-row table:style-name="ro2">
          <table:table-cell office:value-type="string">
            <text:p>"中世の騎士がかぶっていた甲"</text:p>
          </table:table-cell>
          <table:table-cell office:value-type="string">
            <text:p>Helm worn by medieval knights.</text:p>
          </table:table-cell>
        </table:table-row>
        <table:table-row table:style-name="ro3">
          <table:table-cell office:value-type="string">
            <text:p>"昔の王樣が戴いた王冠宝石をふんだんに散りばめてある"</text:p>
          </table:table-cell>
          <table:table-cell office:value-type="string">
            <text:p>King's crown lavishly inlaid with</text:p>
            <text:p>precious jewels.</text:p>
          </table:table-cell>
        </table:table-row>
        <table:table-row table:style-name="ro3">
          <table:table-cell office:value-type="string">
            <text:p>「白い悪魔」の異名を持つビークルファイター〮エルダーのマスク</text:p>
          </table:table-cell>
          <table:table-cell office:value-type="string">
            <text:p>Mask of the Elder - Gladiator known as</text:p>
            <text:p>"The White Phantom".</text:p>
          </table:table-cell>
        </table:table-row>
        <table:table-row table:style-name="ro1">
          <table:table-cell office:value-type="string">
            <text:p>鹿のかぶり物</text:p>
          </table:table-cell>
          <table:table-cell office:value-type="string">
            <text:p>Large deer mask.</text:p>
          </table:table-cell>
        </table:table-row>
        <table:table-row table:style-name="ro1">
          <table:table-cell office:value-type="string">
            <text:p>主人公が最初に来ていたシンプルな服装</text:p>
          </table:table-cell>
          <table:table-cell office:value-type="string">
            <text:p>A simple outfit.</text:p>
          </table:table-cell>
        </table:table-row>
        <table:table-row table:style-name="ro3">
          <table:table-cell office:value-type="string">
            <text:p>"馬に乗って牛の世話をする人たちが好む服機能的でありながら個性を主張している"</text:p>
          </table:table-cell>
          <table:table-cell office:value-type="string">
            <text:p>Clothes favored by people who ride horses and tend</text:p>
            <text:p>cattle. Functional yet expressive.</text:p>
          </table:table-cell>
        </table:table-row>
        <table:table-row table:style-name="ro3">
          <table:table-cell office:value-type="string">
            <text:p>"ガーランド大学の学生達が身につける服実際には入学式と卒業式にしか着ない"</text:p>
          </table:table-cell>
          <table:table-cell office:value-type="string">
            <text:p>Garland University student uniform are actually only</text:p>
            <text:p>worn at commencement and graduation ceremonies.</text:p>
          </table:table-cell>
        </table:table-row>
        <table:table-row table:style-name="ro3">
          <table:table-cell office:value-type="string">
            <text:p>"就寝時に身につける服装上着とズボンから成る、ゆったりとした寝巻のこと"</text:p>
          </table:table-cell>
          <table:table-cell office:value-type="string">
            <text:p>Loose-fitting nightwear consisting of a jacket</text:p>
            <text:p>and trousers.</text:p>
          </table:table-cell>
        </table:table-row>
        <table:table-row table:style-name="ro2">
          <table:table-cell office:value-type="string">
            <text:p>"料理人が着る服白さが清潔感を出している"</text:p>
          </table:table-cell>
          <table:table-cell office:value-type="string">
            <text:p>The white color indicates a chef's cleanliness.</text:p>
          </table:table-cell>
        </table:table-row>
        <table:table-row table:style-name="ro2">
          <table:table-cell office:value-type="string">
            <text:p>"衣服の上から着る、胸当て付きのズボン污れを防ぐ目的で使用される"</text:p>
          </table:table-cell>
          <table:table-cell office:value-type="string">
            <text:p>Trousers with a bib to prevent dirt accumulation.</text:p>
          </table:table-cell>
        </table:table-row>
        <table:table-row table:style-name="ro1">
          <table:table-cell office:value-type="string">
            <text:p>砂漠で暮らす人々が身につけている服</text:p>
          </table:table-cell>
          <table:table-cell office:value-type="string">
            <text:p>Clothes worn by people of the desert.</text:p>
          </table:table-cell>
        </table:table-row>
        <table:table-row table:style-name="ro1">
          <table:table-cell office:value-type="string">
            <text:p>鹿を模した服装</text:p>
          </table:table-cell>
          <table:table-cell office:value-type="string">
            <text:p>Large deer suit.</text:p>
          </table:table-cell>
        </table:table-row>
        <table:table-row table:style-name="ro2">
          <table:table-cell office:value-type="string">
            <text:p>"シルクでつくられた、純白のおしゃれなスーツ"</text:p>
          </table:table-cell>
          <table:table-cell office:value-type="string">
            <text:p>A suit made entirely of silk.</text:p>
          </table:table-cell>
        </table:table-row>
        <table:table-row table:style-name="ro3">
          <table:table-cell office:value-type="string">
            <text:p>"いたる所に光る装飾を施された高価な服"</text:p>
          </table:table-cell>
          <table:table-cell office:value-type="string">
            <text:p>An expensive suit lined with jewels of all</text:p>
            <text:p>shapes and sizes.</text:p>
          </table:table-cell>
        </table:table-row>
        <table:table-row table:style-name="ro3">
          <table:table-cell office:value-type="string">
            <text:p>"工場で慟く人に支給される機能的な服見た目は地味で個性に乏しい"</text:p>
          </table:table-cell>
          <table:table-cell office:value-type="string">
            <text:p>Clothes provided to factory workers.</text:p>
            <text:p>Plain and lacking in individuality.</text:p>
          </table:table-cell>
        </table:table-row>
        <table:table-row table:style-name="ro2">
          <table:table-cell office:value-type="string">
            <text:p>"デニム地の海水パンツ"</text:p>
          </table:table-cell>
          <table:table-cell office:value-type="string">
            <text:p>Denim swimming trunks are all the rage right now.</text:p>
          </table:table-cell>
        </table:table-row>
        <table:table-row table:style-name="ro2">
          <table:table-cell office:value-type="string">
            <text:p>"燕尾服の代用として着用される夜会服襟の部分はシルクでできており光沢がある"</text:p>
          </table:table-cell>
          <table:table-cell office:value-type="string">
            <text:p>Collared formal suit with tailcoat for evening events.</text:p>
          </table:table-cell>
        </table:table-row>
        <table:table-row table:style-name="ro3">
          <table:table-cell office:value-type="string">
            <text:p>"中世の騎士が身につけた鎧戦闘用というよりも装飾品として珍重されている"</text:p>
          </table:table-cell>
          <table:table-cell office:value-type="string">
            <text:p>Armor worn by medieval knights. It is prized more</text:p>
            <text:p>as a decoration than for combat.</text:p>
          </table:table-cell>
        </table:table-row>
        <table:table-row table:style-name="ro3">
          <table:table-cell office:value-type="string">
            <text:p>"上着とスカートが一続きになった衣服"</text:p>
          </table:table-cell>
          <table:table-cell office:value-type="string">
            <text:p>A garment consisting of a jacket and skirt in</text:p>
            <text:p>one piece.</text:p>
          </table:table-cell>
        </table:table-row>
        <table:table-row table:style-name="ro3">
          <table:table-cell office:value-type="string">
            <text:p>"上質な布をたっぷり使い豪華な装飾を施した身分の高い女性用のドレス"</text:p>
          </table:table-cell>
          <table:table-cell office:value-type="string">
            <text:p>A dress for upper class women, made with</text:p>
            <text:p>high-quality fabric and extravagant decorations.</text:p>
          </table:table-cell>
        </table:table-row>
        <table:table-row table:style-name="ro3">
          <table:table-cell office:value-type="string">
            <text:p>"最高級の銀狐の毛皮で作ったコートとても軽くて温かい"</text:p>
          </table:table-cell>
          <table:table-cell office:value-type="string">
            <text:p>Made from the finest silver fox fur.</text:p>
            <text:p>Very light and warm.</text:p>
          </table:table-cell>
        </table:table-row>
        <table:table-row table:style-name="ro2">
          <table:table-cell office:value-type="string">
            <text:p>"バニーガール用のコスチューム"</text:p>
          </table:table-cell>
          <table:table-cell office:value-type="string">
            <text:p>Bunny girl costume.</text:p>
          </table:table-cell>
        </table:table-row>
        <table:table-row table:style-name="ro1">
          <table:table-cell office:value-type="string">
            <text:p>フリルのついたセパレート型の水着</text:p>
          </table:table-cell>
          <table:table-cell office:value-type="string">
            <text:p>Two piece frilly swimsuit.</text:p>
          </table:table-cell>
        </table:table-row>
        <table:table-row table:style-name="ro3">
          <table:table-cell office:value-type="string">
            <text:p>"シルクやサテンなどで作られたドレス主に夜のパーティの時に着る"</text:p>
          </table:table-cell>
          <table:table-cell office:value-type="string">
            <text:p>A dress made of silk or satin, mainly worn at</text:p>
            <text:p>night parties.</text:p>
          </table:table-cell>
        </table:table-row>
        <table:table-row table:style-name="ro1">
          <table:table-cell office:value-type="string">
            <text:p>主人公の、普段の髪型</text:p>
          </table:table-cell>
          <table:table-cell office:value-type="string">
            <text:p>Can't go wrong with this one.</text:p>
          </table:table-cell>
        </table:table-row>
        <table:table-row table:style-name="ro2">
          <table:table-cell office:value-type="string">
            <text:p>"パーマをかけて、髪の毛をちりちりに縮らせて丸く刈りそろえた髪型"</text:p>
          </table:table-cell>
          <table:table-cell office:value-type="string">
            <text:p>Nuff said.</text:p>
          </table:table-cell>
        </table:table-row>
        <table:table-row table:style-name="ro2">
          <table:table-cell office:value-type="string">
            <text:p>"前髪を高く盛り上げて、頭の後へ流し両横を後方になでつけた髪型"</text:p>
          </table:table-cell>
          <table:table-cell office:value-type="string">
            <text:p>Show off your banchosity level.</text:p>
          </table:table-cell>
        </table:table-row>
        <table:table-row table:style-name="ro3">
          <table:table-cell office:value-type="string">
            <text:p>髪を左右に、７对３の割合に分けた髪型</text:p>
          </table:table-cell>
          <table:table-cell office:value-type="string">
            <text:p>A hairstyle where hair parted to one side</text:p>
            <text:p>with 7/3 ratio.</text:p>
          </table:table-cell>
        </table:table-row>
        <table:table-row table:style-name="ro3">
          <table:table-cell office:value-type="string">
            <text:p>"ツンツンと髪をとがらせた髪型ワイルドな感じを出したい方にお勧め"</text:p>
          </table:table-cell>
          <table:table-cell office:value-type="string">
            <text:p>Recommended for those who want to</text:p>
            <text:p>show their wild side.</text:p>
          </table:table-cell>
        </table:table-row>
        <table:table-row table:style-name="ro3">
          <table:table-cell office:value-type="string">
            <text:p>"頭の周囲を短く、上を平らに、全体を角張った感じに刈りそろえた髪型"</text:p>
          </table:table-cell>
          <table:table-cell office:value-type="string">
            <text:p>Now that's a haircut you could set your</text:p>
            <text:p>watch to.</text:p>
          </table:table-cell>
        </table:table-row>
        <table:table-row table:style-name="ro1">
          <table:table-cell office:value-type="string">
            <text:p>髪を全てそり落とした髪型</text:p>
          </table:table-cell>
          <table:table-cell office:value-type="string">
            <text:p>Good look for you, cueball.</text:p>
          </table:table-cell>
        </table:table-row>
        <table:table-row table:style-name="ro2">
          <table:table-cell office:value-type="string">
            <text:p>"頭部中央の、前から後ろへ一直線に髪を残し両脇の髪は全てそり落とした髪型"</text:p>
          </table:table-cell>
          <table:table-cell office:value-type="string">
            <text:p>Shave off the sides and punk out the middle.</text:p>
          </table:table-cell>
        </table:table-row>
        <table:table-row table:style-name="ro3">
          <table:table-cell office:value-type="string">
            <text:p>髪に分け目をつけずに、後ろへなでつけて固めた髪型</text:p>
          </table:table-cell>
          <table:table-cell office:value-type="string">
            <text:p>Pull back the hair in the front and plaster</text:p>
            <text:p>the sides with gel.</text:p>
          </table:table-cell>
        </table:table-row>
        <table:table-row table:style-name="ro3">
          <table:table-cell office:value-type="string">
            <text:p>髪を三つに分けて編み上げ、お下げにした髪型</text:p>
          </table:table-cell>
          <table:table-cell office:value-type="string">
            <text:p>Hair is divided into three sections and braided</text:p>
            <text:p>into ponytails.</text:p>
          </table:table-cell>
        </table:table-row>
        <table:table-row table:style-name="ro1">
          <table:table-cell office:value-type="string">
            <text:p>全体を短くカットして仕上げた髪型</text:p>
          </table:table-cell>
          <table:table-cell office:value-type="string">
            <text:p>Cut all your hair short.</text:p>
          </table:table-cell>
        </table:table-row>
        <table:table-row table:style-name="ro3">
          <table:table-cell office:value-type="string">
            <text:p>"後頭部の上の方で一つに結んで垂らした髪型馬のしっぽに似た形をしている"</text:p>
          </table:table-cell>
          <table:table-cell office:value-type="string">
            <text:p>A hairstyle in which the hair is drawn back and</text:p>
            <text:p>tied at the back of the head so as to hang down.</text:p>
          </table:table-cell>
        </table:table-row>
        <table:table-row table:style-name="ro3">
          <table:table-cell office:value-type="string">
            <text:p>"トロット楽団のセイボリーの髪型を模したもの今街で流行しているらしい"</text:p>
          </table:table-cell>
          <table:table-cell office:value-type="string">
            <text:p>Hairstyle of GlobeTrotters member Savory.</text:p>
            <text:p>Seems to be very popular right now.</text:p>
          </table:table-cell>
        </table:table-row>
        <table:table-row table:style-name="ro1">
          <table:table-cell office:value-type="string">
            <text:p>髪全体をカーラーで縦に巻いて垂らした髪型</text:p>
          </table:table-cell>
          <table:table-cell office:value-type="string">
            <text:p>A hairstyle with bangs and curls on each side.</text:p>
          </table:table-cell>
        </table:table-row>
        <table:table-row table:style-name="ro3">
          <table:table-cell office:value-type="string">
            <text:p>髪を二つに分けて、頭の横で結んだ髪型</text:p>
          </table:table-cell>
          <table:table-cell office:value-type="string">
            <text:p>Hair divided into two parts and tied on the side</text:p>
            <text:p>of the head.</text:p>
          </table:table-cell>
        </table:table-row>
      </table:table>
      <table:table table:name="Sheet2" table:style-name="ta1" table:print="false">
        <table:table-column table:style-name="co2" table:default-cell-style-name="Default"/>
        <table:table-row table:style-name="ro1">
          <table:table-cell/>
        </table:table-row>
      </table:table>
      <table:table table:name="Sheet3" table:style-name="ta1" table:print="false">
        <table:table-column table:style-name="co2"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8000" number:language="ru" number:country="RU">
      <number:number number:min-integer-digits="1"/>
    </number:number-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number:number-style style:name="N8107P0" style:volatile="true" number:language="ru" number:country="RU">
      <number:number number:decimal-places="0" number:min-integer-digits="1" number:grouping="true"/>
      <number:text>р.</number:text>
    </number:number-style>
    <number:number-style style:name="N8107" number:language="ru" number:country="RU">
      <number:text>-</number:text>
      <number:number number:decimal-places="0" number:min-integer-digits="1" number:grouping="true"/>
      <number:text>р.</number:text>
      <style:map style:condition="value()&gt;=0" style:apply-style-name="N8107P0"/>
    </number:number-style>
    <number:number-style style:name="N8108P0" style:volatile="true" number:language="ru" number:country="RU">
      <number:number number:decimal-places="0" number:min-integer-digits="1" number:grouping="true"/>
      <number:text>р.</number:text>
    </number:number-style>
    <number:number-style style:name="N8108" number:language="ru" number:country="RU">
      <style:text-properties fo:color="#ff0000"/>
      <number:text>-</number:text>
      <number:number number:decimal-places="0" number:min-integer-digits="1" number:grouping="true"/>
      <number:text>р.</number:text>
      <style:map style:condition="value()&gt;=0" style:apply-style-name="N8108P0"/>
    </number:number-style>
    <number:number-style style:name="N8110P0" style:volatile="true" number:language="ru" number:country="RU">
      <number:number number:decimal-places="2" number:min-integer-digits="1" number:grouping="true"/>
      <number:text>р.</number:text>
    </number:number-style>
    <number:number-style style:name="N8110" number:language="ru" number:country="RU">
      <number:text>-</number:text>
      <number:number number:decimal-places="2" number:min-integer-digits="1" number:grouping="true"/>
      <number:text>р.</number:text>
      <style:map style:condition="value()&gt;=0" style:apply-style-name="N8110P0"/>
    </number:number-style>
    <number:number-style style:name="N8111P0" style:volatile="true" number:language="ru" number:country="RU">
      <number:number number:decimal-places="2" number:min-integer-digits="1" number:grouping="true"/>
      <number:text>р.</number:text>
    </number:number-style>
    <number:number-style style:name="N8111" number:language="ru" number:country="RU">
      <style:text-properties fo:color="#ff0000"/>
      <number:text>-</number:text>
      <number:number number:decimal-places="2" number:min-integer-digits="1" number:grouping="true"/>
      <number:text>р.</number:text>
      <style:map style:condition="value()&gt;=0" style:apply-style-name="N8111P0"/>
    </number:number-style>
    <number:date-style style:name="N8112" number:language="ru" number:country="RU">
      <number:day number:style="long"/>
      <number:text>.</number:text>
      <number:month number:textual="true"/>
      <number:text>.</number:text>
      <number:year/>
    </number:date-style>
    <number:date-style style:name="N8113" number:language="ru" number:country="RU">
      <number:month number:textual="true"/>
      <number:text>.</number:text>
      <number:year/>
    </number:date-style>
    <number:time-style style:name="N8114" number:language="ru" number:country="RU">
      <number:hours/>
      <number:text>:</number:text>
      <number:minutes number:style="long"/>
      <number:text> </number:text>
      <number:am-pm/>
    </number:time-style>
    <number:time-style style:name="N8115" number:language="ru" number:country="RU">
      <number:hours/>
      <number:text>:</number:text>
      <number:minutes number:style="long"/>
      <number:text>:</number:text>
      <number:seconds number:style="long"/>
      <number:text> </number:text>
      <number:am-pm/>
    </number:time-style>
    <number:time-style style:name="N8116" number:language="ru" number:country="RU">
      <number:hours/>
      <number:text>:</number:text>
      <number:minutes number:style="long"/>
    </number:time-style>
    <number:time-style style:name="N8117" number:language="ru" number:country="RU">
      <number:hours/>
      <number:text>:</number:text>
      <number:minutes number:style="long"/>
      <number:text>:</number:text>
      <number:seconds number:style="long"/>
    </number:time-style>
    <number:date-style style:name="N8118"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8120P0" style:volatile="true" number:language="ru" number:country="RU">
      <number:number number:decimal-places="0" number:min-integer-digits="1" number:grouping="true"/>
      <number:text>   </number:text>
    </number:number-style>
    <number:number-style style:name="N8120" number:language="ru" number:country="RU">
      <number:text>-</number:text>
      <number:number number:decimal-places="0" number:min-integer-digits="1" number:grouping="true"/>
      <number:text>   </number:text>
      <style:map style:condition="value()&gt;=0" style:apply-style-name="N8120P0"/>
    </number:number-style>
    <number:number-style style:name="N8121P0" style:volatile="true" number:language="ru" number:country="RU">
      <number:number number:decimal-places="0" number:min-integer-digits="1" number:grouping="true"/>
      <number:text>   </number:text>
    </number:number-style>
    <number:number-style style:name="N8121" number:language="ru" number:country="RU">
      <style:text-properties fo:color="#ff0000"/>
      <number:text>-</number:text>
      <number:number number:decimal-places="0" number:min-integer-digits="1" number:grouping="true"/>
      <number:text>   </number:text>
      <style:map style:condition="value()&gt;=0" style:apply-style-name="N8121P0"/>
    </number:number-style>
    <number:number-style style:name="N8123P0" style:volatile="true" number:language="ru" number:country="RU">
      <number:number number:decimal-places="2" number:min-integer-digits="1" number:grouping="true"/>
      <number:text>   </number:text>
    </number:number-style>
    <number:number-style style:name="N8123" number:language="ru" number:country="RU">
      <number:text>-</number:text>
      <number:number number:decimal-places="2" number:min-integer-digits="1" number:grouping="true"/>
      <number:text>   </number:text>
      <style:map style:condition="value()&gt;=0" style:apply-style-name="N8123P0"/>
    </number:number-style>
    <number:number-style style:name="N8124P0" style:volatile="true" number:language="ru" number:country="RU">
      <number:number number:decimal-places="2" number:min-integer-digits="1" number:grouping="true"/>
      <number:text>   </number:text>
    </number:number-style>
    <number:number-style style:name="N8124" number:language="ru" number:country="RU">
      <style:text-properties fo:color="#ff0000"/>
      <number:text>-</number:text>
      <number:number number:decimal-places="2" number:min-integer-digits="1" number:grouping="true"/>
      <number:text>   </number:text>
      <style:map style:condition="value()&gt;=0" style:apply-style-name="N8124P0"/>
    </number:number-style>
    <number:number-style style:name="N8128P0" style:volatile="true" number:language="ru" number:country="RU">
      <number:text> </number:text>
      <number:number number:decimal-places="0" number:min-integer-digits="1" number:grouping="true"/>
      <number:text>    </number:text>
    </number:number-style>
    <number:number-style style:name="N8128P1" style:volatile="true" number:language="ru" number:country="RU">
      <number:text>-</number:text>
      <number:number number:decimal-places="0" number:min-integer-digits="1" number:grouping="true"/>
      <number:text>    </number:text>
    </number:number-style>
    <number:number-style style:name="N8128P2" style:volatile="true" number:language="ru" number:country="RU">
      <number:text> -    </number:text>
    </number:number-style>
    <number:text-style style:name="N8128" number:language="ru" number:country="RU">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ru" number:country="RU">
      <number:text> </number:text>
      <number:number number:decimal-places="0" number:min-integer-digits="1" number:grouping="true"/>
      <number:text>р. </number:text>
    </number:number-style>
    <number:number-style style:name="N8132P1" style:volatile="true" number:language="ru" number:country="RU">
      <number:text>-</number:text>
      <number:number number:decimal-places="0" number:min-integer-digits="1" number:grouping="true"/>
      <number:text>р. </number:text>
    </number:number-style>
    <number:number-style style:name="N8132P2" style:volatile="true" number:language="ru" number:country="RU">
      <number:text> -р. </number:text>
    </number:number-style>
    <number:text-style style:name="N8132" number:language="ru" number:country="RU">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ru" number:country="RU">
      <number:text> </number:text>
      <number:number number:decimal-places="2" number:min-integer-digits="1" number:grouping="true"/>
      <number:text>    </number:text>
    </number:number-style>
    <number:number-style style:name="N8136P1" style:volatile="true" number:language="ru" number:country="RU">
      <number:text>-</number:text>
      <number:number number:decimal-places="2" number:min-integer-digits="1" number:grouping="true"/>
      <number:text>    </number:text>
    </number:number-style>
    <number:number-style style:name="N8136P2" style:volatile="true" number:language="ru" number:country="RU">
      <number:text> -</number:text>
      <number:number number:decimal-places="0" number:min-integer-digits="0"/>
      <number:text>    </number:text>
    </number:number-style>
    <number:text-style style:name="N8136" number:language="ru" number:country="RU">
      <number:text-content/>
      <number:text> </number:text>
      <style:map style:condition="value()&gt;0" style:apply-style-name="N8136P0"/>
      <style:map style:condition="value()&lt;0" style:apply-style-name="N8136P1"/>
      <style:map style:condition="value()=0" style:apply-style-name="N8136P2"/>
    </number:text-style>
    <number:number-style style:name="N8140P0" style:volatile="true" number:language="ru" number:country="RU">
      <number:text> </number:text>
      <number:number number:decimal-places="2" number:min-integer-digits="1" number:grouping="true"/>
      <number:text>р. </number:text>
    </number:number-style>
    <number:number-style style:name="N8140P1" style:volatile="true" number:language="ru" number:country="RU">
      <number:text>-</number:text>
      <number:number number:decimal-places="2" number:min-integer-digits="1" number:grouping="true"/>
      <number:text>р. </number:text>
    </number:number-style>
    <number:number-style style:name="N8140P2" style:volatile="true" number:language="ru" number:country="RU">
      <number:text> -</number:text>
      <number:number number:decimal-places="0" number:min-integer-digits="0"/>
      <number:text>р. </number:text>
    </number:number-style>
    <number:text-style style:name="N8140" number:language="ru" number:country="RU">
      <number:text-content/>
      <number:text> </number:text>
      <style:map style:condition="value()&gt;0" style:apply-style-name="N8140P0"/>
      <style:map style:condition="value()&lt;0" style:apply-style-name="N8140P1"/>
      <style:map style:condition="value()=0" style:apply-style-name="N8140P2"/>
    </number:text-style>
    <number:time-style style:name="N8141" number:language="ru" number:country="RU">
      <number:minutes number:style="long"/>
      <number:text>:</number:text>
      <number:seconds number:style="long"/>
    </number:time-style>
    <number:time-style style:name="N8142" number:language="ru" number:country="RU" number:truncate-on-overflow="false">
      <number:hours/>
      <number:text>:</number:text>
      <number:minutes number:style="long"/>
      <number:text>:</number:text>
      <number:seconds number:style="long"/>
    </number:time-style>
    <number:time-style style:name="N8143" number:language="ru" number:country="RU">
      <number:minutes number:style="long"/>
      <number:text>:</number:text>
      <number:seconds number:style="long" number:decimal-places="1"/>
    </number:time-style>
    <number:number-style style:name="N8144" number:language="ru" number:country="RU">
      <number:scientific-number number:decimal-places="1" number:min-integer-digits="3" number:min-exponent-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5-18">18.05.2025</text:date>, <text:time>17:58: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5-13T20:50:19.63</meta:creation-date>
    <dc:date>2025-05-18T17:58:04.38</dc:date>
    <meta:editing-duration>PT1M43S</meta:editing-duration>
    <meta:editing-cycles>2</meta:editing-cycles>
    <meta:generator>OpenOffice/4.1.14$Win32 OpenOffice.org_project/4114m1$Build-9811</meta:generator>
    <meta:document-statistic meta:table-count="3" meta:cell-count="226" meta:object-count="0"/>
  </office:meta>
</office:document-meta>
</file>